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line-height="100%" fo:text-indent="0cm"/>
      <style:text-properties fo:font-family="'Arial Black'" style:font-family-generic="swiss" style:font-pitch="variable" fo:font-size="60pt" style:font-size-asian="60pt" style:font-size-complex="60pt"/>
    </style:style>
    <style:style style:name="P5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chodzisz Panie</text:span><text:span text:style-name="T1"><text:line-break/></text:span><text:span text:style-name="T1">mimo drzwi zamkniętych,</text:span><text:span text:style-name="T1"><text:line-break/></text:span><text:span text:style-name="T1">Jezu zmartwychwstały</text:span><text:span text:style-name="T1"><text:line-break/></text:span><text:span text:style-name="T1">ze śladami mę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1">Ty jesteś z nami</text:span><text:span text:style-name="T1"><text:line-break/></text:span><text:span text:style-name="T1">poślij do nas Ducha </text:span><text:span text:style-name="T1"><text:line-break/></text:span><text:span text:style-name="T1">Panie nasz i Boże</text:span><text:span text:style-name="T1"><text:line-break/></text:span><text:span text:style-name="T1">uzdrów nasze życ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6-07T17:45:48</meta:creation-date>
    <dc:date>2013-04-22T06:26:27.67</dc:date>
    <dc:language>pl-PL</dc:language>
    <meta:editing-cycles>15</meta:editing-cycles>
    <meta:editing-duration>PT8M58S</meta:editing-duration>
    <dc:creator>Ziomal Mistrz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